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ыфв<office:annotation draw:name="0"><text:p>Некоторая аннотация</text:p></office:annotation></text:p>
      <text:p text:style-name="Обычный"><text:span text:style-name="T2">Пример некоторого текста</text:span><office:annotation-end office:name="0"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initial-creator>Михаил Маркин</meta:initial-creator>
    <dc:creator>Михаил Маркин</dc:creator>
    <meta:creation-date>2017-08-02T11:09:00Z</meta:creation-date>
    <dc:date>2024-02-25T23:41:00Z</dc:date>
    <meta:template xlink:href="Normal.dotm" xlink:type="simple"/>
    <meta:editing-cycles>21</meta:editing-cycles>
    <meta:editing-duration>PT1367257020S</meta:editing-duration>
    <meta:document-statistic meta:page-count="1" meta:paragraph-count="1" meta:word-count="4" meta:character-count="28" meta:row-count="1" meta:non-whitespace-character-count="25"/>
    <meta:generator>ODFPY/1.4.1</meta:generator>
  </office:meta>
</office:document-meta>
</file>